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Przychodzę Panie mój,</text:span><text:span text:style-name="T1"><text:line-break/></text:span><text:span text:style-name="T1">by błogosławić Imię Twe</text:span><text:span text:style-name="T1"><text:line-break/></text:span><text:span text:style-name="T1">By sławić Twoja moc,</text:span><text:span text:style-name="T1"><text:line-break/></text:span><text:span text:style-name="T1">wierność twą </text:span><text:span text:style-name="T1">i miłosierdzi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Uwielbiam Ciebie,</text:span><text:span text:style-name="T1"><text:line-break/></text:span><text:span text:style-name="T1">składam Ci hołd</text:span><text:span text:style-name="T1"><text:line-break/></text:span><text:span text:style-name="T1">Powierzam wszystko</text:span><text:span text:style-name="T1"><text:line-break/></text:span><text:span text:style-name="T1">to co mam</text:span><text:span text:style-name="T1"><text:line-break/></text:span><text:span text:style-name="T1">Wznosząc serce moje</text:span><text:span text:style-name="T1"><text:line-break/></text:span><text:span text:style-name="T1">Panie mój</text:span><text:span text:style-name="T1"><text:line-break/></text:span><text:span text:style-name="T1">(Uwielbiam Ciebie...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Chcę szukać </text:span><text:span text:style-name="T1">Twarzy Twej,</text:span><text:span text:style-name="T1"><text:line-break/></text:span><text:span text:style-name="T1">być w Twojej obecności</text:span><text:span text:style-name="T1"><text:line-break/></text:span><text:span text:style-name="T1">Świętować łaskę Twą,</text:span><text:span text:style-name="T1"><text:line-break/></text:span><text:span text:style-name="T1">wychwalać wśród radośc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Cały czas</text:span><text:span text:style-name="T1"><text:line-break/></text:span><text:span text:style-name="T1">chcę </text:span><text:span text:style-name="T1">przy Tobie wiernie stać</text:span><text:span text:style-name="T1"><text:line-break/></text:span><text:span text:style-name="T1">Całe życie Tobie dać</text:span><text:span text:style-name="T1"><text:line-break/></text:span><text:span text:style-name="T1">Panie wychwalam Imię Twe,</text:span><text:span text:style-name="T1"><text:line-break/></text:span><text:span text:style-name="T1">jesteś godzien wszelkiej czci,</text:span><text:span text:style-name="T1"><text:line-break/></text:span><text:span text:style-name="T1">Teraz proszę przebacz mi</text:span><text:span text:style-name="T1"><text:line-break/></text:span><text:span text:style-name="T1">Chce</text:span><text:span text:style-name="T1"><text:line-break/></text:span><text:span text:style-name="T1">byś szczęśliwy ze mną by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7T17:09:59</meta:creation-date>
    <dc:creator>Rafał Talacha</dc:creator>
    <dc:date>2009-01-27T15:40:09</dc:date>
    <dc:language>pl-PL</dc:language>
    <meta:editing-cycles>5</meta:editing-cycles>
    <meta:editing-duration>PT4M2S</meta:editing-duration>
    <meta:user-defined meta:name="Info 1"/>
    <meta:user-defined meta:name="Info 2"/>
    <meta:user-defined meta:name="Info 3"/>
    <meta:user-defined meta:name="Info 4"/>
    <meta:document-statistic meta:object-count="33"/>
  </office:meta>
</office:document-meta>
</file>